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</style:style>
    <style:style style:name="P3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fo:letter-spacing="normal"/>
    </style:style>
    <style:style style:name="T1" style:family="text">
      <style:text-properties style:font-name="Courier New1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import url('https://fonts.googleapis.com/css2?family=Inter:wght@100;200;300;400;500;600;700;800;900&amp;display=swap');</text:p>
      <text:p text:style-name="P2"/>
      <text:p text:style-name="P3">* {</text:p>
      <text:p text:style-name="P4"><text:s text:c="4"/><text:span text:style-name="T1">margin: 0;</text:span></text:p>
      <text:p text:style-name="P4"><text:s text:c="4"/><text:span text:style-name="T1">padding: 0;</text:span></text:p>
      <text:p text:style-name="P4"><text:s text:c="4"/><text:span text:style-name="T1">box-sizing: border-box;</text:span></text:p>
      <text:p text:style-name="P4"><text:s text:c="4"/><text:span text:style-name="T1">font-family: 'Inter', system-ui;</text:span></text:p>
      <text:p text:style-name="P4"><text:s text:c="4"/><text:span text:style-name="T1">color: #243e63;</text:span></text:p>
      <text:p text:style-name="P3">}</text:p>
      <text:p text:style-name="P2"/>
      <text:p text:style-name="P3">body {</text:p>
      <text:p text:style-name="P4"><text:s text:c="4"/><text:span text:style-name="T1">max-width: 100vw;</text:span></text:p>
      <text:p text:style-name="P4"><text:s text:c="4"/><text:span text:style-name="T1">overflow-x: hidden;</text:span></text:p>
      <text:p text:style-name="P3">}</text:p>
      <text:p text:style-name="P2"/>
      <text:p text:style-name="P3">.row {</text:p>
      <text:p text:style-name="P4"><text:s text:c="4"/><text:span text:style-name="T1">width: 100%;</text:span></text:p>
      <text:p text:style-name="P4"><text:s text:c="4"/><text:span text:style-name="T1">max-width: 1280px;</text:span></text:p>
      <text:p text:style-name="P4"><text:s text:c="4"/><text:span text:style-name="T1">margin: 0 auto;</text:span></text:p>
      <text:p text:style-name="P3">}</text:p>
      <text:p text:style-name="P2"/>
      <text:p text:style-name="P3">.row__narrow {</text:p>
      <text:p text:style-name="P4"><text:s text:c="4"/><text:span text:style-name="T1">width: 100%;</text:span></text:p>
      <text:p text:style-name="P4"><text:s text:c="4"/><text:span text:style-name="T1">max-width: 1024px;</text:span></text:p>
      <text:p text:style-name="P4"><text:s text:c="4"/><text:span text:style-name="T1">margin: 0 auto;</text:span></text:p>
      <text:p text:style-name="P3">}</text:p>
      <text:p text:style-name="P2"/>
      <text:p text:style-name="P3">.container {</text:p>
      <text:p text:style-name="P4"><text:s text:c="4"/><text:span text:style-name="T1">padding: 96px 0;</text:span></text:p>
      <text:p text:style-name="P3">}</text:p>
      <text:p text:style-name="P2"/>
      <text:p text:style-name="P3">.purple {</text:p>
      <text:p text:style-name="P4"><text:s text:c="4"/><text:span text:style-name="T1">color: #6415ff;</text:span></text:p>
      <text:p text:style-name="P3">}</text:p>
      <text:p text:style-name="P2"/>
      <text:p text:style-name="P3">section {</text:p>
      <text:p text:style-name="P4"><text:s text:c="4"/><text:span text:style-name="T1">padding: 0 32px;</text:span></text:p>
      <text:p text:style-name="P3">}</text:p>
      <text:p text:style-name="P2"/>
      <text:p text:style-name="P3">main {</text:p>
      <text:p text:style-name="P4"><text:s text:c="4"/><text:span text:style-name="T1">margin-bottom: 96px;</text:span></text:p>
      <text:p text:style-name="P3">}</text:p>
      <text:p text:style-name="P2"/>
      <text:p text:style-name="P2"/>
      <text:p text:style-name="P3">/* </text:p>
      <text:p text:style-name="P2"/>
      <text:p text:style-name="P3">NAVBAR ↓</text:p>
      <text:p text:style-name="P2"/>
      <text:p text:style-name="P3">*/</text:p>
      <text:p text:style-name="P2"/>
      <text:p text:style-name="P2"/>
      <text:p text:style-name="P3">nav {</text:p>
      <text:p text:style-name="P4"><text:s text:c="4"/><text:span text:style-name="T1">display: flex;</text:span></text:p>
      <text:p text:style-name="P4"><text:s text:c="4"/><text:span text:style-name="T1">padding-top: 32px;</text:span></text:p>
      <text:p text:style-name="P3">}</text:p>
      <text:p text:style-name="P2"/>
      <text:p text:style-name="P3"><text:soft-page-break/>.nav__row {</text:p>
      <text:p text:style-name="P4"><text:s text:c="4"/><text:span text:style-name="T1">display: flex;</text:span></text:p>
      <text:p text:style-name="P4"><text:s text:c="4"/><text:span text:style-name="T1">justify-content: space-between;</text:span></text:p>
      <text:p text:style-name="P3">}</text:p>
      <text:p text:style-name="P2"/>
      <text:p text:style-name="P3">.nav__logo {</text:p>
      <text:p text:style-name="P4"><text:s text:c="4"/><text:span text:style-name="T1">display: flex;</text:span></text:p>
      <text:p text:style-name="P4"><text:s text:c="4"/><text:span text:style-name="T1">align-items: center;</text:span></text:p>
      <text:p text:style-name="P4"><text:s text:c="4"/><text:span text:style-name="T1">margin: 8px 0;</text:span></text:p>
      <text:p text:style-name="P4"><text:s text:c="4"/><text:span text:style-name="T1">padding-bottom: 4px;</text:span></text:p>
      <text:p text:style-name="P3">}</text:p>
      <text:p text:style-name="P2"/>
      <text:p text:style-name="P2"/>
      <text:p text:style-name="P3">.btn__menu {</text:p>
      <text:p text:style-name="P4"><text:s text:c="4"/><text:span text:style-name="T1">display: none;</text:span></text:p>
      <text:p text:style-name="P4"><text:s text:c="4"/><text:span text:style-name="T1">background: transparent;</text:span></text:p>
      <text:p text:style-name="P4"><text:s text:c="4"/><text:span text:style-name="T1">border: none;</text:span></text:p>
      <text:p text:style-name="P4"><text:s text:c="4"/><text:span text:style-name="T1">transition: all 300ms ease;</text:span></text:p>
      <text:p text:style-name="P3">}</text:p>
      <text:p text:style-name="P2"/>
      <text:p text:style-name="P3">.btn__menu--svg:hover {</text:p>
      <text:p text:style-name="P4"><text:s text:c="4"/><text:span text:style-name="T1">filter: invert(26%) sepia(94%) saturate(7476%) hue-rotate(261deg) brightness(94%) contrast(115%);</text:span></text:p>
      <text:p text:style-name="P3">}</text:p>
      <text:p text:style-name="P2"/>
      <text:p text:style-name="P3">.modal {</text:p>
      <text:p text:style-name="P4"><text:s text:c="4"/><text:span text:style-name="T1">position: fixed;</text:span></text:p>
      <text:p text:style-name="P4"><text:s text:c="4"/><text:span text:style-name="T1">top: 0;</text:span></text:p>
      <text:p text:style-name="P4"><text:s text:c="4"/><text:span text:style-name="T1">left: 0;</text:span></text:p>
      <text:p text:style-name="P4"><text:s text:c="4"/><text:span text:style-name="T1">right: 0;</text:span></text:p>
      <text:p text:style-name="P4"><text:s text:c="4"/><text:span text:style-name="T1">height: 378px;</text:span></text:p>
      <text:p text:style-name="P4"><text:s text:c="4"/><text:span text:style-name="T1">margin: 24px 16px;</text:span></text:p>
      <text:p text:style-name="P4"><text:s text:c="4"/><text:span text:style-name="T1">padding: 32px;</text:span></text:p>
      <text:p text:style-name="P4"><text:s text:c="4"/><text:span text:style-name="T1">background-color: #fff;</text:span></text:p>
      <text:p text:style-name="P4"><text:s text:c="4"/><text:span text:style-name="T1">border: 1px solid rgb(229, 231, 235);</text:span></text:p>
      <text:p text:style-name="P4"><text:s text:c="4"/><text:span text:style-name="T1">border-radius: 8px;</text:span></text:p>
      <text:p text:style-name="P4"><text:s text:c="4"/><text:span text:style-name="T1">z-index: 4;</text:span></text:p>
      <text:p text:style-name="P4"><text:s text:c="4"/><text:span text:style-name="T1">visibility: hidden;</text:span></text:p>
      <text:p text:style-name="P4"><text:s text:c="4"/><text:span text:style-name="T1">opacity: 0;</text:span></text:p>
      <text:p text:style-name="P4"><text:s text:c="4"/><text:span text:style-name="T1">transform: translateX(300%);</text:span></text:p>
      <text:p text:style-name="P4"><text:s text:c="4"/><text:span text:style-name="T1">transition: all 300ms ease;</text:span></text:p>
      <text:p text:style-name="P3">}</text:p>
      <text:p text:style-name="P2"/>
      <text:p text:style-name="P3">.modal__links {</text:p>
      <text:p text:style-name="P4"><text:s text:c="4"/><text:span text:style-name="T1">width: 100%;</text:span></text:p>
      <text:p text:style-name="P4"><text:s text:c="4"/><text:span text:style-name="T1">height: 100%;</text:span></text:p>
      <text:p text:style-name="P4"><text:s text:c="4"/><text:span text:style-name="T1">display: flex;</text:span></text:p>
      <text:p text:style-name="P4"><text:s text:c="4"/><text:span text:style-name="T1">flex-direction: column;</text:span></text:p>
      <text:p text:style-name="P4"><text:s text:c="4"/><text:span text:style-name="T1">align-items: center;</text:span></text:p>
      <text:p text:style-name="P3">}</text:p>
      <text:p text:style-name="P2"/>
      <text:p text:style-name="P3">.modal__link {</text:p>
      <text:p text:style-name="P4"><text:s text:c="4"/><text:span text:style-name="T1">color: #1a202c;</text:span></text:p>
      <text:p text:style-name="P4"><text:s text:c="4"/><text:span text:style-name="T1">font-size: 18px;</text:span></text:p>
      <text:p text:style-name="P4"><text:s text:c="4"/><text:span text:style-name="T1">font-weight: 600;</text:span></text:p>
      <text:p text:style-name="P4"><text:s text:c="4"/><text:span text:style-name="T1">line-height: 1.5;</text:span></text:p>
      <text:p text:style-name="P4"><text:s text:c="4"/><text:span text:style-name="T1">margin: 8px 0;</text:span></text:p>
      <text:p text:style-name="P4"><text:soft-page-break/><text:s text:c="4"/><text:span text:style-name="T1">padding-bottom: 4px;</text:span></text:p>
      <text:p text:style-name="P4"><text:s text:c="4"/><text:span text:style-name="T1">border-bottom: 2px solid transparent;</text:span></text:p>
      <text:p text:style-name="P3">}</text:p>
      <text:p text:style-name="P2"/>
      <text:p text:style-name="P3">.modal__link--primary {</text:p>
      <text:p text:style-name="P4"><text:s text:c="4"/><text:span text:style-name="T1">color: #f7fafc;</text:span></text:p>
      <text:p text:style-name="P4"><text:s text:c="4"/><text:span text:style-name="T1">padding: 12px 32px;</text:span></text:p>
      <text:p text:style-name="P4"><text:s text:c="4"/><text:span text:style-name="T1">background: #6415ff;</text:span></text:p>
      <text:p text:style-name="P4"><text:s text:c="4"/><text:span text:style-name="T1">border-radius: 500px;</text:span></text:p>
      <text:p text:style-name="P4"><text:s text:c="4"/><text:span text:style-name="T1">border: none;</text:span></text:p>
      <text:p text:style-name="P3">}</text:p>
      <text:p text:style-name="P2"/>
      <text:p text:style-name="P3">.menu--open .modal {</text:p>
      <text:p text:style-name="P4"><text:s text:c="4"/><text:span text:style-name="T1">visibility: visible;</text:span></text:p>
      <text:p text:style-name="P4"><text:s text:c="4"/><text:span text:style-name="T1">opacity: 1;</text:span></text:p>
      <text:p text:style-name="P4"><text:s text:c="4"/><text:span text:style-name="T1">transform: translateX(0);</text:span></text:p>
      <text:p text:style-name="P3">}</text:p>
      <text:p text:style-name="P2"/>
      <text:p text:style-name="P3">.btn__menu--close {</text:p>
      <text:p text:style-name="P4"><text:s text:c="4"/><text:span text:style-name="T1">position: fixed;</text:span></text:p>
      <text:p text:style-name="P4"><text:s text:c="4"/><text:span text:style-name="T1">top: 24px;</text:span></text:p>
      <text:p text:style-name="P4"><text:s text:c="4"/><text:span text:style-name="T1">right: 18px;</text:span></text:p>
      <text:p text:style-name="P3">}</text:p>
      <text:p text:style-name="P2"/>
      <text:p text:style-name="P2"/>
      <text:p text:style-name="P3">/* </text:p>
      <text:p text:style-name="P2"/>
      <text:p text:style-name="P3">HEADER / ABOUT US ↓</text:p>
      <text:p text:style-name="P2"/>
      <text:p text:style-name="P3">*/</text:p>
      <text:p text:style-name="P2"/>
      <text:p text:style-name="P2"/>
      <text:p text:style-name="P3">header .row {</text:p>
      <text:p text:style-name="P4"><text:s text:c="4"/><text:span text:style-name="T1">display: flex;</text:span></text:p>
      <text:p text:style-name="P4"><text:s text:c="4"/><text:span text:style-name="T1">align-items: center;</text:span></text:p>
      <text:p text:style-name="P4"><text:s text:c="4"/><text:span text:style-name="T1">justify-content: space-between;</text:span></text:p>
      <text:p text:style-name="P3">}</text:p>
      <text:p text:style-name="P2"/>
      <text:p text:style-name="P2"/>
      <text:p text:style-name="P3">/* </text:p>
      <text:p text:style-name="P2"/>
      <text:p text:style-name="P3">FEATURES ↓</text:p>
      <text:p text:style-name="P2"/>
      <text:p text:style-name="P3">*/</text:p>
      <text:p text:style-name="P2"/>
      <text:p text:style-name="P2"/>
      <text:p text:style-name="P3">#features {</text:p>
      <text:p text:style-name="P4"><text:s text:c="4"/><text:span text:style-name="T1">position: relative;</text:span></text:p>
      <text:p text:style-name="P3">}</text:p>
      <text:p text:style-name="P2"/>
      <text:p text:style-name="P3">#features .row__narrow {</text:p>
      <text:p text:style-name="P4"><text:s text:c="4"/><text:span text:style-name="T1">display: flex;</text:span></text:p>
      <text:p text:style-name="P4"><text:s text:c="4"/><text:span text:style-name="T1">flex-direction: column;</text:span></text:p>
      <text:p text:style-name="P4"><text:s text:c="4"/><text:span text:style-name="T1">align-items: center;</text:span></text:p>
      <text:p text:style-name="P3">}</text:p>
      <text:p text:style-name="P2"/>
      <text:p text:style-name="P2"/>
      <text:p text:style-name="P3"><text:soft-page-break/>/* </text:p>
      <text:p text:style-name="P2"/>
      <text:p text:style-name="P3">QUALITY WORK ↓</text:p>
      <text:p text:style-name="P2"/>
      <text:p text:style-name="P3">*/</text:p>
      <text:p text:style-name="P2"/>
      <text:p text:style-name="P2"/>
      <text:p text:style-name="P3">#quality .row {</text:p>
      <text:p text:style-name="P4"><text:s text:c="4"/><text:span text:style-name="T1">display: flex;</text:span></text:p>
      <text:p text:style-name="P4"><text:s text:c="4"/><text:span text:style-name="T1">justify-content: space-between;</text:span></text:p>
      <text:p text:style-name="P4"><text:s text:c="4"/><text:span text:style-name="T1">align-items: center;</text:span></text:p>
      <text:p text:style-name="P3">}</text:p>
      <text:p text:style-name="P2"/>
      <text:p text:style-name="P2"/>
      <text:p text:style-name="P3">/* </text:p>
      <text:p text:style-name="P2"/>
      <text:p text:style-name="P3">STEPS ↓</text:p>
      <text:p text:style-name="P2"/>
      <text:p text:style-name="P3">*/</text:p>
      <text:p text:style-name="P2"/>
      <text:p text:style-name="P2"/>
      <text:p text:style-name="P3">#steps .row {</text:p>
      <text:p text:style-name="P4"><text:s text:c="4"/><text:span text:style-name="T1">display: flex;</text:span></text:p>
      <text:p text:style-name="P4"><text:s text:c="4"/><text:span text:style-name="T1">justify-content: space-between;</text:span></text:p>
      <text:p text:style-name="P4"><text:s text:c="4"/><text:span text:style-name="T1">align-items: center;</text:span></text:p>
      <text:p text:style-name="P3">}</text:p>
      <text:p text:style-name="P2"/>
      <text:p text:style-name="P2"/>
      <text:p text:style-name="P3">/* </text:p>
      <text:p text:style-name="P2"/>
      <text:p text:style-name="P3">VALUES ↓</text:p>
      <text:p text:style-name="P2"/>
      <text:p text:style-name="P3">*/</text:p>
      <text:p text:style-name="P2"/>
      <text:p text:style-name="P3">#values .row {</text:p>
      <text:p text:style-name="P4"><text:s text:c="4"/><text:span text:style-name="T1">display: flex;</text:span></text:p>
      <text:p text:style-name="P4"><text:s text:c="4"/><text:span text:style-name="T1">justify-content: space-between;</text:span></text:p>
      <text:p text:style-name="P4"><text:s text:c="4"/><text:span text:style-name="T1">align-items: center;</text:span></text:p>
      <text:p text:style-name="P3">}</text:p>
      <text:p text:style-name="P2"/>
      <text:p text:style-name="P2"/>
      <text:p text:style-name="P3">/*</text:p>
      <text:p text:style-name="P2"/>
      <text:p text:style-name="P3">PRICING ↓</text:p>
      <text:p text:style-name="P2"/>
      <text:p text:style-name="P3">*/</text:p>
      <text:p text:style-name="P2"/>
      <text:p text:style-name="P2"/>
      <text:p text:style-name="P3">#pricing .row {</text:p>
      <text:p text:style-name="P4"><text:s text:c="4"/><text:span text:style-name="T1">display: flex;</text:span></text:p>
      <text:p text:style-name="P4"><text:s text:c="4"/><text:span text:style-name="T1">flex-direction: column;</text:span></text:p>
      <text:p text:style-name="P4"><text:s text:c="4"/><text:span text:style-name="T1">align-items: center;</text:span></text:p>
      <text:p text:style-name="P3">}</text:p>
      <text:p text:style-name="P2"/>
      <text:p text:style-name="P3">/* </text:p>
      <text:p text:style-name="P2"/>
      <text:p text:style-name="P3">TESTIMONIALS ↓</text:p>
      <text:p text:style-name="P2"/>
      <text:p text:style-name="P3"><text:soft-page-break/>*/</text:p>
      <text:p text:style-name="P2"/>
      <text:p text:style-name="P2"/>
      <text:p text:style-name="P3">#testimonials .row {</text:p>
      <text:p text:style-name="P4"><text:s text:c="4"/><text:span text:style-name="T1">display: flex;</text:span></text:p>
      <text:p text:style-name="P3">}</text:p>
      <text:p text:style-name="P2"/>
      <text:p text:style-name="P2"/>
      <text:p text:style-name="P3">/* </text:p>
      <text:p text:style-name="P2"/>
      <text:p text:style-name="P3">START / CALL TO ACTION ↓</text:p>
      <text:p text:style-name="P2"/>
      <text:p text:style-name="P3">*/</text:p>
      <text:p text:style-name="P2"/>
      <text:p text:style-name="P2"/>
      <text:p text:style-name="P2"/>
      <text:p text:style-name="P3">#start .row {</text:p>
      <text:p text:style-name="P4"><text:s text:c="4"/><text:span text:style-name="T1">position: relative;</text:span></text:p>
      <text:p text:style-name="P4"><text:s text:c="4"/><text:span text:style-name="T1">overflow: hidden;</text:span></text:p>
      <text:p text:style-name="P3">}</text:p>
      <text:p text:style-name="P2"/>
      <text:p text:style-name="P2"/>
      <text:p text:style-name="P3">/* </text:p>
      <text:p text:style-name="P2"/>
      <text:p text:style-name="P3">FOOTER ↓</text:p>
      <text:p text:style-name="P2"/>
      <text:p text:style-name="P3">*/</text:p>
      <text:p text:style-name="P2"/>
      <text:p text:style-name="P2"/>
      <text:p text:style-name="P3">footer {</text:p>
      <text:p text:style-name="P4"><text:s text:c="4"/><text:span text:style-name="T1">padding: 96px 32px;</text:span></text:p>
      <text:p text:style-name="P4"><text:s text:c="4"/><text:span text:style-name="T1">background-color: rgb(100, 21, 255);</text:span></text:p>
      <text:p text:style-name="P4"><text:s text:c="4"/><text:span text:style-name="T1">margin-bottom: -32px;</text:span></text:p>
      <text:p text:style-name="P4"><text:s text:c="4"/><text:span text:style-name="T1">position: relative;</text:span></text:p>
      <text:p text:style-name="P4"><text:s text:c="4"/><text:span text:style-name="T1">overflow: hidden;</text:span></text:p>
      <text:p text:style-name="P3">}</text:p>
      <text:p text:style-name="P2"/>
      <text:p text:style-name="P2"/>
      <text:p text:style-name="P3">/* </text:p>
      <text:p text:style-name="P2"/>
      <text:p text:style-name="P3">MOBILE RESPONSIVENESS ↓</text:p>
      <text:p text:style-name="P2"/>
      <text:p text:style-name="P3">*/</text:p>
      <text:p text:style-name="P2"/>
      <text:p text:style-name="P2"/>
      <text:p text:style-name="P3">@media(max-width: 1280px) {</text:p>
      <text:p text:style-name="P4"><text:s text:c="4"/><text:span text:style-name="T1">header .row {</text:span></text:p>
      <text:p text:style-name="P4"><text:s text:c="8"/><text:span text:style-name="T1">align-items: flex-end;</text:span></text:p>
      <text:p text:style-name="P4"><text:s text:c="4"/><text:span text:style-name="T1">}</text:span></text:p>
      <text:p text:style-name="P3">}</text:p>
      <text:p text:style-name="P2"/>
      <text:p text:style-name="P3">@media (max-width: 1024px) {</text:p>
      <text:p text:style-name="P2"/>
      <text:p text:style-name="P4"><text:s text:c="4"/><text:span text:style-name="T1">.btn__menu {</text:span></text:p>
      <text:p text:style-name="P4"><text:s text:c="8"/><text:span text:style-name="T1">display: block;</text:span></text:p>
      <text:p text:style-name="P4"><text:s text:c="4"/><text:span text:style-name="T1">}</text:span></text:p>
      <text:p text:style-name="P4"><text:s text:c="4"/><text:span text:style-name="T1">header .row {</text:span></text:p>
      <text:p text:style-name="P4"><text:s text:c="8"/><text:span text:style-name="T1">flex-direction: column;</text:span></text:p>
      <text:p text:style-name="P4"><text:soft-page-break/><text:s text:c="8"/><text:span text:style-name="T1">align-items: center;</text:span></text:p>
      <text:p text:style-name="P4"><text:s text:c="4"/><text:span text:style-name="T1">}</text:span></text:p>
      <text:p text:style-name="P4"><text:s text:c="4"/><text:span text:style-name="T1">footer {</text:span></text:p>
      <text:p text:style-name="P4"><text:s text:c="8"/><text:span text:style-name="T1">padding: 80px 32px;</text:span></text:p>
      <text:p text:style-name="P4"><text:s text:c="4"/><text:span text:style-name="T1">}</text:span></text:p>
      <text:p text:style-name="P3">}</text:p>
      <text:p text:style-name="P2"/>
      <text:p text:style-name="P3">@media(max-width: 768px) {</text:p>
      <text:p text:style-name="P4"><text:s text:c="4"/><text:span text:style-name="T1">#quality .row,</text:span></text:p>
      <text:p text:style-name="P4"><text:s text:c="4"/><text:span text:style-name="T1">#values .row {</text:span></text:p>
      <text:p text:style-name="P4"><text:s text:c="8"/><text:span text:style-name="T1">flex-direction: column-reverse;</text:span></text:p>
      <text:p text:style-name="P4"><text:s text:c="4"/><text:span text:style-name="T1">}</text:span></text:p>
      <text:p text:style-name="P4"><text:s text:c="4"/><text:span text:style-name="T1">#steps .row,</text:span></text:p>
      <text:p text:style-name="P4"><text:s text:c="4"/><text:span text:style-name="T1">#testimonials .row {</text:span></text:p>
      <text:p text:style-name="P4"><text:s text:c="8"/><text:span text:style-name="T1">flex-direction: column;</text:span></text:p>
      <text:p text:style-name="P4"><text:s text:c="8"/><text:span text:style-name="T1">align-items: center;</text:span></text:p>
      <text:p text:style-name="P4"><text:s text:c="4"/><text:span text:style-name="T1">}</text:span></text:p>
      <text:p text:style-name="P4"><text:s text:c="4"/><text:span text:style-name="T1">#pricing .row {</text:span></text:p>
      <text:p text:style-name="P4"><text:s text:c="8"/><text:span text:style-name="T1">margin-top: 40px;</text:span></text:p>
      <text:p text:style-name="P4"><text:s text:c="4"/><text:span text:style-name="T1">}</text:span></text:p>
      <text:p text:style-name="P3">}</text:p>
      <text:p text:style-name="P2"/>
      <text:p text:style-name="P3">@media(max-width: 640px) {</text:p>
      <text:p text:style-name="P4"><text:s text:c="4"/><text:span text:style-name="T1">.container {</text:span></text:p>
      <text:p text:style-name="P4"><text:s text:c="8"/><text:span text:style-name="T1">padding: 80px 0;</text:span></text:p>
      <text:p text:style-name="P4"><text:s text:c="4"/><text:span text:style-name="T1">}</text:span></text:p>
      <text:p text:style-name="P4"><text:s text:c="4"/><text:span text:style-name="T1">.nav__logo {</text:span></text:p>
      <text:p text:style-name="P4"><text:s text:c="8"/><text:span text:style-name="T1">margin: 8px 0;</text:span></text:p>
      <text:p text:style-name="P4"><text:s text:c="8"/><text:span text:style-name="T1">padding-bottom: 4px;</text:span></text:p>
      <text:p text:style-name="P4"><text:s text:c="4"/><text:span text:style-name="T1">}</text:span></text:p>
      <text:p text:style-name="P4"><text:s text:c="4"/><text:span text:style-name="T1">main {</text:span></text:p>
      <text:p text:style-name="P4"><text:s text:c="8"/><text:span text:style-name="T1">margin-bottom: 80px;</text:span></text:p>
      <text:p text:style-name="P4"><text:s text:c="4"/><text:span text:style-name="T1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s Brown</meta:initial-creator>
    <meta:creation-date>2025-05-20T10:54:13.45</meta:creation-date>
    <meta:printed-by>Wes Brown</meta:printed-by>
    <meta:print-date>2025-05-20T10:54:54.83</meta:print-date>
    <meta:document-statistic meta:table-count="0" meta:image-count="0" meta:object-count="0" meta:page-count="6" meta:paragraph-count="230" meta:word-count="457" meta:character-count="3640"/>
    <dc:date>2025-05-20T10:56:21.97</dc:date>
    <dc:creator>Wes Brown</dc:creator>
    <meta:editing-duration>PT2M8S</meta:editing-duration>
    <meta:editing-cycles>1</meta:editing-cycles>
    <meta:generator>OpenOffice/4.1.15$Win32 OpenOffice.org_project/4115m2$Build-9813</meta:generator>
  </office:meta>
</office:document-meta>
</file>